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3cm" draw:fill="solid" draw:fill-color="#ffffcc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office:forms form:automatic-focus="false" form:apply-design-mode="false"/>
        <draw:path draw:style-name="gr1" draw:text-style-name="P1" draw:layer="layout" svg:width="4.499cm" svg:height="7.999cm" svg:x="0cm" svg:y="0cm" svg:viewBox="0 0 4500 8000" svg:d="m0 8000c0-2667 0-5333 0-8000 1500 0 3000 0 4500 0 0 2667 0 5333 0 8000-1500 0-3000 0-4500 0zm0-7200c1500 0 3000 0 4500 0-1500 0-3000 0-4500 0z">
          <text:p text:style-name="P2"/>
        </draw:path>
        <draw:path draw:style-name="gr2" draw:text-style-name="P1" draw:id="id1" draw:layer="layout" svg:width="3.999cm" svg:height="2.499cm" svg:x="12cm" svg:y="2cm" svg:viewBox="0 0 4000 2500" svg:d="m0 2500c0-833 0-1667 0-2500 1333 0 2667 0 4000 0 0 833 0 1667 0 2500-1333 0-2667 0-4000 0zm0-1667c1333 0 2667 0 4000 0-1333 0-2667 0-4000 0z">
          <text:p text:style-name="P2"/>
        </draw:path>
        <draw:path draw:style-name="gr2" draw:text-style-name="P1" draw:layer="layout" svg:width="4.499cm" svg:height="3.499cm" svg:x="12cm" svg:y="7cm" svg:viewBox="0 0 4500 3500" svg:d="m0 3500c0-1167 0-2333 0-3500 1500 0 3000 0 4500 0 0 1167 0 2333 0 3500-1500 0-3000 0-4500 0z">
          <text:p text:style-name="P2"/>
        </draw:path>
        <draw:frame draw:style-name="gr3" draw:text-style-name="P2" draw:layer="layout" svg:width="4.5cm" svg:height="1.275cm" svg:x="1cm" svg:y="1cm">
          <draw:text-box>
            <text:p text:style-name="P2"/>
          </draw:text-box>
        </draw:frame>
        <draw:frame draw:style-name="gr4" draw:text-style-name="P2" draw:id="id2" draw:layer="layout" svg:width="2.5cm" svg:height="1.25cm" svg:x="13cm" svg:y="1.75cm">
          <draw:text-box>
            <text:p text:style-name="P2">_class</text:p>
          </draw:text-box>
        </draw:frame>
        <draw:frame draw:style-name="gr5" draw:text-style-name="P4" draw:layer="layout" svg:width="6cm" svg:height="1.859cm" svg:x="1.5cm" svg:y="10.5cm">
          <draw:text-box>
            <text:p text:style-name="P3"><text:span text:style-name="T1">Allocated objects </text:span><text:span text:style-name="T1"><text:line-break/></text:span><text:span text:style-name="T1">of the same Class</text:span></text:p>
          </draw:text-box>
        </draw:frame>
        <draw:frame draw:style-name="gr6" draw:text-style-name="P5" draw:layer="layout" svg:width="3.851cm" svg:height="1.055cm" svg:x="12.649cm" svg:y="4.5cm">
          <draw:text-box>
            <text:p text:style-name="P2"><text:span text:style-name="T1">Virtual table</text:span></text:p>
          </draw:text-box>
        </draw:frame>
        <draw:frame draw:style-name="gr6" draw:text-style-name="P5" draw:layer="layout" svg:width="5.281cm" svg:height="1.859cm" svg:x="11.219cm" svg:y="10.5cm">
          <draw:text-box>
            <text:p text:style-name="P3"><text:span text:style-name="T1">Class </text:span><text:span text:style-name="T1"><text:line-break/></text:span><text:span text:style-name="T1">desctription table</text:span></text:p>
          </draw:text-box>
        </draw:frame>
        <draw:path draw:style-name="gr1" draw:text-style-name="P1" draw:layer="layout" svg:width="4.499cm" svg:height="7.999cm" svg:x="5cm" svg:y="2.5cm" svg:viewBox="0 0 4500 8000" svg:d="m0 8000c0-2667 0-5333 0-8000 1500 0 3000 0 4500 0 0 2667 0 5333 0 8000-1500 0-3000 0-4500 0zm0-7200c1500 0 3000 0 4500 0-1500 0-3000 0-4500 0z">
          <text:p text:style-name="P2"/>
        </draw:path>
        <draw:frame draw:style-name="gr4" draw:text-style-name="P2" draw:id="id3" draw:layer="layout" svg:width="2.5cm" svg:height="1.25cm" svg:x="1cm" svg:y="-0.25cm">
          <draw:text-box>
            <text:p text:style-name="P2">_vtab</text:p>
          </draw:text-box>
        </draw:frame>
        <draw:frame draw:style-name="gr4" draw:text-style-name="P2" draw:id="id4" draw:layer="layout" svg:width="2.5cm" svg:height="1.25cm" svg:x="6cm" svg:y="2.25cm">
          <draw:text-box>
            <text:p text:style-name="P2">_vtab</text:p>
          </draw:text-box>
        </draw:frame>
        <draw:connector draw:style-name="gr7" draw:text-style-name="P6" draw:layer="layout" draw:type="curve" svg:x1="16cm" svg:y1="3.25cm" svg:x2="16cm" svg:y2="3.25cm" draw:start-shape="id1" draw:end-shape="id1" svg:d="m16000 3250">
          <text:p text:style-name="P2"/>
        </draw:connector>
        <draw:connector draw:style-name="gr7" draw:text-style-name="P6" draw:layer="layout" draw:type="curve" draw:line-skew="-1.553cm" svg:x1="13cm" svg:y1="2.375cm" svg:x2="11.855cm" svg:y2="7.005cm" draw:start-shape="id2" draw:start-glue-point="3" svg:d="m13000 2375c-3562 0-2990 4630-1145 4630">
          <text:p text:style-name="P2"/>
        </draw:connector>
        <draw:connector draw:style-name="gr8" draw:text-style-name="P1" draw:layer="layout" draw:type="curve" svg:x1="3.5cm" svg:y1="0.375cm" svg:x2="11.873cm" svg:y2="1.797cm" draw:start-shape="id3" draw:start-glue-point="1" svg:d="m3500 375c6655 0 2469 1422 8373 1422">
          <text:p text:style-name="P2"/>
        </draw:connector>
        <draw:connector draw:style-name="gr8" draw:text-style-name="P1" draw:layer="layout" draw:type="curve" svg:x1="8.5cm" svg:y1="2.875cm" svg:x2="11.703cm" svg:y2="2.035cm" draw:start-shape="id4" draw:start-glue-point="1" svg:d="m8500 2875c2778 0 1177-840 3203-840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hu" fo:country="HU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2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iseta Tibor</meta:initial-creator>
    <meta:creation-date>2008-08-15T00:10:18</meta:creation-date>
    <dc:creator>Tibor</dc:creator>
    <dc:date>2008-08-15T22:35:54</dc:date>
    <meta:editing-cycles>5</meta:editing-cycles>
    <meta:editing-duration>PT36M44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